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8">
      <style:text-properties fo:font-weight="normal" style:font-weight-asian="normal" style:font-weight-complex="normal"/>
    </style:style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nejar permisos(pela)</text:p>
      <text:p text:style-name="Standard"/>
      <text:p text:style-name="Standard">Grupos Amigos</text:p>
      <text:list xml:id="list85276597" text:style-name="L1">
        <text:list-item>
          <text:p text:style-name="P4">Que usuarios pueden invitar a otros usuarios</text:p>
        </text:list-item>
        <text:list-item>
          <text:p text:style-name="P4">Que usuarios pueden publicar contenido</text:p>
        </text:list-item>
        <text:list-item>
          <text:p text:style-name="P4">Convertir un miembro del grupo en administrador(hacer las tareas aca mencionadas)</text:p>
        </text:list-item>
      </text:list>
      <text:p text:style-name="Standard">Grupo Album</text:p>
      <text:list xml:id="list560343795" text:style-name="L2">
        <text:list-item>
          <text:p text:style-name="P5">Que grupos de amigos pueden ver el album</text:p>
        </text:list-item>
        <text:list-item>
          <text:p text:style-name="P5">Que grupos de amigos pueden agregar comentarios</text:p>
        </text:list-item>
      </text:list>
      <text:p text:style-name="Standard"/>
      <text:p text:style-name="Standard">Muro</text:p>
      <text:list xml:id="list1696029963" text:style-name="L3">
        <text:list-item>
          <text:p text:style-name="P6">Que grupos de amigos puede comentar el muro</text:p>
        </text:list-item>
      </text:list>
      <text:p text:style-name="Standard"/>
      <text:p text:style-name="Standard"/>
      <text:p text:style-name="P16">Manejar Comentarios(tincho)</text:p>
      <text:p text:style-name="Standard">Gral.</text:p>
      <text:list xml:id="list351136594" text:style-name="L4">
        <text:list-item>
          <text:p text:style-name="P7">El usuario puede eliminar los comentarios propios y los que le hicieron.</text:p>
        </text:list-item>
      </text:list>
      <text:p text:style-name="Standard"/>
      <text:p text:style-name="Standard">Albumes</text:p>
      <text:list xml:id="list1013409012" text:style-name="L5">
        <text:list-item>
          <text:p text:style-name="P8">Amigo agrega comentario a foto del usuario</text:p>
        </text:list-item>
      </text:list>
      <text:p text:style-name="Standard">Muro</text:p>
      <text:list xml:id="list934224844" text:style-name="L6">
        <text:list-item>
          <text:p text:style-name="P9">Amigo agrega comentario en muro</text:p>
        </text:list-item>
      </text:list>
      <text:p text:style-name="Standard">Administrador</text:p>
      <text:list xml:id="list1059313850" text:style-name="L7">
        <text:list-item>
          <text:p text:style-name="P10">Podrá eliminar comentario de cualquier usuario</text:p>
        </text:list-item>
      </text:list>
      <text:p text:style-name="Standard"/>
      <text:p text:style-name="Standard"/>
      <text:p text:style-name="P16">Manejar Album(chelo)</text:p>
      <text:p text:style-name="Standard"/>
      <text:list xml:id="list266032312" text:style-name="L8">
        <text:list-item>
          <text:p text:style-name="P11">Los usuarios crean álbumes para publicar sus fotos</text:p>
        </text:list-item>
        <text:list-item>
          <text:p text:style-name="P11">Le asignan un nombre</text:p>
        </text:list-item>
        <text:list-item>
          <text:p text:style-name="P11">Pueden subir fotos al album</text:p>
        </text:list-item>
        <text:list-item>
          <text:p text:style-name="P11">Pueden eliminar fotos</text:p>
        </text:list-item>
        <text:list-item>
          <text:p text:style-name="P11">Pueden asignarles <text:span text:style-name="T1">permisos</text:span></text:p>
        </text:list-item>
        <text:list-item>
          <text:p text:style-name="P12">Pueden agregar comentarios a sus fotos</text:p>
        </text:list-item>
      </text:list>
      <text:p text:style-name="P1"/>
      <text:p text:style-name="P16">Administrar Grupos Amigos(lean)</text:p>
      <text:p text:style-name="P1"/>
      <text:list xml:id="list1461605926" text:style-name="L9">
        <text:list-item>
          <text:p text:style-name="P13">El usuario crea grupos </text:p>
        </text:list-item>
        <text:list-item>
          <text:p text:style-name="P13">Agrega amigos al grupo</text:p>
        </text:list-item>
        <text:list-item>
          <text:p text:style-name="P13">Coloca permisos al grupo</text:p>
        </text:list-item>
      </text:list>
      <text:p text:style-name="P2"/>
      <text:p text:style-name="P17">Administrar Muro(pipo)</text:p>
      <text:p text:style-name="P3"/>
      <text:list xml:id="list887671601" text:style-name="L10">
        <text:list-item>
          <text:p text:style-name="P14">Permite la creacion de comentarios por parte de los Amigos del usuario</text:p>
        </text:list-item>
        <text:list-item>
          <text:p text:style-name="P14">el usuario Puede asignar permisos</text:p>
        </text:list-item>
        <text:list-item>
          <text:p text:style-name="P14">El usuario puede eliminar comentarios</text:p>
        </text:list-item>
      </text:list>
      <text:p text:style-name="Standard"/>
      <text:p text:style-name="P16">Invitar Amigos(pela)</text:p>
      <text:list xml:id="list997933442" text:style-name="L11">
        <text:list-item>
          <text:p text:style-name="P15">EL usuario puede buscar a otros usuarios para solicitarles amistad</text:p>
        </text:list-item>
        <text:list-item>
          <text:p text:style-name="P15">El usuario solicita amistad otros usuarios y envia solicitud (notificaciones) a ese usua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5-13T18:35:58</meta:creation-date>
    <dc:date>2011-05-14T21:01:43</dc:date>
    <dc:creator>ing </dc:creator>
    <meta:editing-duration>PT3H8M41S</meta:editing-duration>
    <meta:editing-cycles>16</meta:editing-cycles>
    <meta:generator>LibreOffice/3.3$Linux LibreOffice_project/330m19$Build-202</meta:generator>
    <meta:document-statistic meta:table-count="0" meta:image-count="0" meta:object-count="0" meta:page-count="1" meta:paragraph-count="37" meta:word-count="208" meta:character-count="1280"/>
  </office:meta>
</office:document-meta>
</file>